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3" style:family="paragraph" style:parent-style-name="Standard">
      <style:paragraph-properties fo:margin-top="0in" fo:margin-bottom="0.139in" style:contextual-spacing="false" fo:line-height="115%"/>
    </style:style>
    <style:style style:name="P4"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2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2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2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4" style:family="paragraph" style:parent-style-name="Standard">
      <style:paragraph-properties fo:margin-top="0in" fo:margin-bottom="0.139in" style:contextual-spacing="false" fo:line-height="115%"/>
    </style:style>
    <style:style style:name="P25" style:family="paragraph" style:parent-style-name="Standard">
      <style:paragraph-properties fo:margin-top="0in" fo:margin-bottom="0.139in" style:contextual-spacing="false" fo:line-height="115%"/>
      <style:text-properties officeooo:paragraph-rsid="0021c59e"/>
    </style:style>
    <style:style style:name="P26" style:family="paragraph" style:parent-style-name="Standard">
      <style:paragraph-properties fo:margin-top="0in" fo:margin-bottom="0.139in" style:contextual-spacing="false" fo:line-height="115%"/>
      <style:text-properties officeooo:paragraph-rsid="00240889"/>
    </style:style>
    <style:style style:name="P27" style:family="paragraph" style:parent-style-name="Standard" style:list-style-name="L1">
      <style:paragraph-properties fo:margin-top="0in" fo:margin-bottom="0.139in" style:contextual-spacing="false" fo:line-height="115%"/>
      <style:text-properties officeooo:paragraph-rsid="00240889"/>
    </style:style>
    <style:style style:name="P28" style:family="paragraph" style:parent-style-name="Standard" style:list-style-name="L1">
      <style:paragraph-properties fo:margin-top="0in" fo:margin-bottom="0.139in" style:contextual-spacing="false" fo:line-height="115%"/>
      <style:text-properties officeooo:paragraph-rsid="00243d97"/>
    </style:style>
    <style:style style:name="P29" style:family="paragraph" style:parent-style-name="Standard" style:list-style-name="L1">
      <style:paragraph-properties fo:margin-top="0in" fo:margin-bottom="0.139in" style:contextual-spacing="false" fo:line-height="115%"/>
      <style:text-properties officeooo:paragraph-rsid="002c55c2"/>
    </style:style>
    <style:style style:name="P30" style:family="paragraph" style:parent-style-name="Standard" style:list-style-name="L1">
      <style:paragraph-properties fo:margin-top="0in" fo:margin-bottom="0.139in" style:contextual-spacing="false" fo:line-height="115%"/>
      <style:text-properties officeooo:paragraph-rsid="002ca1fc"/>
    </style:style>
    <style:style style:name="P31" style:family="paragraph" style:parent-style-name="Standard" style:list-style-name="L1">
      <style:paragraph-properties fo:margin-top="0in" fo:margin-bottom="0.139in" style:contextual-spacing="false" fo:line-height="115%"/>
      <style:text-properties officeooo:paragraph-rsid="00304d6e"/>
    </style:style>
    <style:style style:name="P32" style:family="paragraph" style:parent-style-name="Standard" style:list-style-name="L1">
      <style:paragraph-properties fo:margin-top="0in" fo:margin-bottom="0.139in" style:contextual-spacing="false" fo:line-height="115%"/>
      <style:text-properties officeooo:paragraph-rsid="00331e06"/>
    </style:style>
    <style:style style:name="P33" style:family="paragraph" style:parent-style-name="Standard">
      <style:paragraph-properties fo:margin-top="0in" fo:margin-bottom="0.139in" style:contextual-spacing="false" fo:line-height="115%"/>
      <style:text-properties officeooo:paragraph-rsid="00243d97"/>
    </style:style>
    <style:style style:name="P34" style:family="paragraph" style:parent-style-name="Standard">
      <style:paragraph-properties fo:margin-top="0in" fo:margin-bottom="0.139in" style:contextual-spacing="false" fo:line-height="115%"/>
      <style:text-properties officeooo:paragraph-rsid="00293be1"/>
    </style:style>
    <style:style style:name="P35" style:family="paragraph" style:parent-style-name="Standard">
      <style:paragraph-properties fo:margin-top="0in" fo:margin-bottom="0.139in" style:contextual-spacing="false" fo:line-height="115%"/>
      <style:text-properties officeooo:paragraph-rsid="002a7779"/>
    </style:style>
    <style:style style:name="P36" style:family="paragraph" style:parent-style-name="Standard">
      <style:paragraph-properties fo:margin-top="0in" fo:margin-bottom="0.139in" style:contextual-spacing="false" fo:line-height="115%"/>
      <style:text-properties officeooo:paragraph-rsid="002a79b4"/>
    </style:style>
    <style:style style:name="P37" style:family="paragraph" style:parent-style-name="Standard">
      <style:paragraph-properties fo:margin-top="0in" fo:margin-bottom="0.139in" style:contextual-spacing="false" fo:line-height="115%"/>
      <style:text-properties officeooo:paragraph-rsid="002c55c2"/>
    </style:style>
    <style:style style:name="P38" style:family="paragraph" style:parent-style-name="Standard">
      <style:paragraph-properties fo:margin-top="0in" fo:margin-bottom="0.139in" style:contextual-spacing="false" fo:line-height="115%"/>
      <style:text-properties officeooo:paragraph-rsid="002ca1fc"/>
    </style:style>
    <style:style style:name="P39" style:family="paragraph" style:parent-style-name="Standard">
      <style:paragraph-properties fo:margin-top="0in" fo:margin-bottom="0.139in" style:contextual-spacing="false" fo:line-height="115%"/>
      <style:text-properties officeooo:paragraph-rsid="002fdaf4"/>
    </style:style>
    <style:style style:name="P40" style:family="paragraph" style:parent-style-name="Standard">
      <style:paragraph-properties fo:margin-top="0in" fo:margin-bottom="0.139in" style:contextual-spacing="false" fo:line-height="115%"/>
      <style:text-properties officeooo:paragraph-rsid="00304d6e"/>
    </style:style>
    <style:style style:name="P41" style:family="paragraph" style:parent-style-name="Standard">
      <style:paragraph-properties fo:margin-top="0in" fo:margin-bottom="0.139in" style:contextual-spacing="false" fo:line-height="115%"/>
      <style:text-properties officeooo:paragraph-rsid="00331e06"/>
    </style:style>
    <style:style style:name="P42" style:family="paragraph" style:parent-style-name="Standard">
      <style:paragraph-properties fo:margin-top="0in" fo:margin-bottom="0.139in" style:contextual-spacing="false" fo:line-height="115%"/>
      <style:text-properties officeooo:paragraph-rsid="0036d737"/>
    </style:style>
    <style:style style:name="P43" style:family="paragraph" style:parent-style-name="Standard">
      <style:paragraph-properties fo:margin-top="0in" fo:margin-bottom="0.139in" style:contextual-spacing="false" fo:line-height="115%"/>
      <style:text-properties officeooo:paragraph-rsid="00385ec8"/>
    </style:style>
    <style:style style:name="P44" style:family="paragraph" style:parent-style-name="Standard">
      <style:paragraph-properties fo:margin-top="0in" fo:margin-bottom="0.139in" style:contextual-spacing="false" fo:line-height="115%"/>
      <style:text-properties officeooo:paragraph-rsid="003ad3b2"/>
    </style:style>
    <style:style style:name="P45" style:family="paragraph" style:parent-style-name="Standard">
      <style:paragraph-properties fo:margin-top="0in" fo:margin-bottom="0.139in" style:contextual-spacing="false" fo:line-height="115%"/>
      <style:text-properties officeooo:paragraph-rsid="003c9c6c"/>
    </style:style>
    <style:style style:name="P46" style:family="paragraph" style:parent-style-name="Standard">
      <style:paragraph-properties fo:margin-top="0in" fo:margin-bottom="0.139in" style:contextual-spacing="false" fo:line-height="115%"/>
      <style:text-properties officeooo:paragraph-rsid="00412da6"/>
    </style:style>
    <style:style style:name="P47" style:family="paragraph" style:parent-style-name="Standard">
      <style:paragraph-properties fo:margin-top="0in" fo:margin-bottom="0.139in" style:contextual-spacing="false" fo:line-height="115%"/>
      <style:text-properties officeooo:paragraph-rsid="00430417"/>
    </style:style>
    <style:style style:name="P48" style:family="paragraph" style:parent-style-name="Standard">
      <style:paragraph-properties fo:margin-top="0in" fo:margin-bottom="0.139in" style:contextual-spacing="false" fo:line-height="115%"/>
      <style:text-properties officeooo:paragraph-rsid="004631aa"/>
    </style:style>
    <style:style style:name="P49" style:family="paragraph" style:parent-style-name="Standard">
      <style:paragraph-properties fo:margin-top="0in" fo:margin-bottom="0.139in" style:contextual-spacing="false" fo:line-height="115%"/>
      <style:text-properties officeooo:paragraph-rsid="0047a952"/>
    </style:style>
    <style:style style:name="P50" style:family="paragraph" style:parent-style-name="Standard">
      <style:paragraph-properties fo:margin-top="0in" fo:margin-bottom="0.139in" style:contextual-spacing="false" fo:line-height="115%"/>
      <style:text-properties officeooo:paragraph-rsid="0047bab6"/>
    </style:style>
    <style:style style:name="P51" style:family="paragraph" style:parent-style-name="Standard">
      <style:paragraph-properties fo:margin-top="0in" fo:margin-bottom="0.139in" style:contextual-spacing="false" fo:line-height="115%"/>
      <style:text-properties officeooo:paragraph-rsid="004a9e0f"/>
    </style:style>
    <style:style style:name="P52" style:family="paragraph" style:parent-style-name="Standard">
      <style:paragraph-properties fo:margin-top="0in" fo:margin-bottom="0.139in" style:contextual-spacing="false" fo:line-height="115%"/>
      <style:text-properties officeooo:paragraph-rsid="004c693e"/>
    </style:style>
    <style:style style:name="P53" style:family="paragraph" style:parent-style-name="Standard">
      <style:paragraph-properties fo:margin-top="0in" fo:margin-bottom="0.139in" style:contextual-spacing="false" fo:line-height="115%"/>
      <style:text-properties officeooo:paragraph-rsid="004de704"/>
    </style:style>
    <style:style style:name="P54"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55"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56" style:family="paragraph" style:parent-style-name="Standard" style:list-style-name="L1">
      <style:paragraph-properties fo:margin-top="0in" fo:margin-bottom="0.139in" style:contextual-spacing="false" fo:line-height="115%"/>
      <style:text-properties fo:color="#000000" loext:opacity="100%" officeooo:rsid="002e703a" officeooo:paragraph-rsid="002e703a" fo:background-color="transparent"/>
    </style:style>
    <style:style style:name="P5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5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5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6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6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6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6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6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6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6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6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6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6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70"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71"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72"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73"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74"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75"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76"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77"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78" style:family="paragraph" style:parent-style-name="Standard" style:list-style-name="L1">
      <style:paragraph-properties fo:margin-top="0in" fo:margin-bottom="0.139in" style:contextual-spacing="false" fo:line-height="115%"/>
      <style:text-properties officeooo:rsid="003b9ced" officeooo:paragraph-rsid="003b9ced"/>
    </style:style>
    <style:style style:name="P79"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80"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P81" style:family="paragraph" style:parent-style-name="Standard" style:list-style-name="L1">
      <style:paragraph-properties fo:margin-top="0in" fo:margin-bottom="0.139in" style:contextual-spacing="false" fo:line-height="115%"/>
      <style:text-properties officeooo:rsid="004c693e"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bold" style:font-size-asian="11pt" style:font-weight-asian="bold"/>
    </style:style>
    <style:style style:name="T32" style:family="text">
      <style:text-properties style:font-name="Calibri" fo:font-size="11pt" fo:language="en" fo:country="none" fo:font-weight="bold" officeooo:rsid="0021c59e" style:font-size-asian="11pt" style:font-weight-asian="bold"/>
    </style:style>
    <style:style style:name="T33" style:family="text">
      <style:text-properties style:font-name="Calibri" fo:font-size="11pt" fo:language="en" fo:country="none" fo:font-weight="bold" officeooo:rsid="00243d97" style:font-size-asian="11pt" style:font-weight-asian="bold"/>
    </style:style>
    <style:style style:name="T34" style:family="text">
      <style:text-properties style:font-name="Calibri" fo:font-size="11pt" fo:language="en" fo:country="none" fo:font-weight="bold" officeooo:rsid="00293be1" style:font-size-asian="11pt" style:font-weight-asian="bold"/>
    </style:style>
    <style:style style:name="T35" style:family="text">
      <style:text-properties style:font-name="Calibri" fo:font-size="11pt" fo:language="en" fo:country="none" fo:font-weight="bold" officeooo:rsid="002a7779" style:font-size-asian="11pt" style:font-weight-asian="bold"/>
    </style:style>
    <style:style style:name="T36" style:family="text">
      <style:text-properties style:font-name="Calibri" fo:font-size="11pt" fo:language="en" fo:country="none" fo:font-weight="bold" officeooo:rsid="002a79b4" style:font-size-asian="11pt" style:font-weight-asian="bold"/>
    </style:style>
    <style:style style:name="T37" style:family="text">
      <style:text-properties style:font-name="Calibri" fo:font-size="11pt" fo:language="en" fo:country="none" fo:font-weight="bold" officeooo:rsid="002ce31c" style:font-size-asian="11pt" style:font-weight-asian="bold"/>
    </style:style>
    <style:style style:name="T38" style:family="text">
      <style:text-properties style:font-name="Calibri" fo:font-size="11pt" fo:language="en" fo:country="none" fo:font-weight="bold" officeooo:rsid="002fdaf4" style:font-size-asian="11pt" style:font-weight-asian="bold"/>
    </style:style>
    <style:style style:name="T39" style:family="text">
      <style:text-properties style:font-name="Calibri" fo:font-size="11pt" fo:language="en" fo:country="none" fo:font-weight="bold" officeooo:rsid="00304d6e" style:font-size-asian="11pt" style:font-weight-asian="bold"/>
    </style:style>
    <style:style style:name="T40" style:family="text">
      <style:text-properties style:font-name="Calibri" fo:font-size="11pt" fo:language="en" fo:country="none" fo:font-weight="bold" officeooo:rsid="00331e06" style:font-size-asian="11pt" style:font-weight-asian="bold"/>
    </style:style>
    <style:style style:name="T41" style:family="text">
      <style:text-properties style:font-name="Calibri" fo:font-size="11pt" fo:language="en" fo:country="none" fo:font-weight="bold" officeooo:rsid="0036d737" style:font-size-asian="11pt" style:font-weight-asian="bold"/>
    </style:style>
    <style:style style:name="T42" style:family="text">
      <style:text-properties style:font-name="Calibri" fo:font-size="11pt" fo:language="en" fo:country="none" fo:font-weight="bold" officeooo:rsid="00385ec8" style:font-size-asian="11pt" style:font-weight-asian="bold"/>
    </style:style>
    <style:style style:name="T43" style:family="text">
      <style:text-properties style:font-name="Calibri" fo:font-size="11pt" fo:language="en" fo:country="none" fo:font-weight="bold" officeooo:rsid="003ad3b2" style:font-size-asian="11pt" style:font-weight-asian="bold"/>
    </style:style>
    <style:style style:name="T44" style:family="text">
      <style:text-properties style:font-name="Calibri" fo:font-size="11pt" fo:language="en" fo:country="none" fo:font-weight="bold" officeooo:rsid="003c9c6c" style:font-size-asian="11pt" style:font-weight-asian="bold"/>
    </style:style>
    <style:style style:name="T45" style:family="text">
      <style:text-properties style:font-name="Calibri" fo:font-size="11pt" fo:language="en" fo:country="none" fo:font-weight="bold" officeooo:rsid="00412da6" style:font-size-asian="11pt" style:font-weight-asian="bold"/>
    </style:style>
    <style:style style:name="T46" style:family="text">
      <style:text-properties style:font-name="Calibri" fo:font-size="11pt" fo:language="en" fo:country="none" fo:font-weight="bold" officeooo:rsid="00430417" style:font-size-asian="11pt" style:font-weight-asian="bold"/>
    </style:style>
    <style:style style:name="T47" style:family="text">
      <style:text-properties style:font-name="Calibri" fo:font-size="11pt" fo:language="en" fo:country="none" fo:font-weight="bold" officeooo:rsid="004631aa" style:font-size-asian="11pt" style:font-weight-asian="bold"/>
    </style:style>
    <style:style style:name="T48" style:family="text">
      <style:text-properties style:font-name="Calibri" fo:font-size="11pt" fo:language="en" fo:country="none" fo:font-weight="bold" officeooo:rsid="0047a952" style:font-size-asian="11pt" style:font-weight-asian="bold"/>
    </style:style>
    <style:style style:name="T49" style:family="text">
      <style:text-properties style:font-name="Calibri" fo:font-size="11pt" fo:language="en" fo:country="none" fo:font-weight="bold" officeooo:rsid="0047bab6" style:font-size-asian="11pt" style:font-weight-asian="bold"/>
    </style:style>
    <style:style style:name="T50" style:family="text">
      <style:text-properties style:font-name="Calibri" fo:font-size="11pt" fo:language="en" fo:country="none" fo:font-weight="bold" officeooo:rsid="004a9e0f" style:font-size-asian="11pt" style:font-weight-asian="bold"/>
    </style:style>
    <style:style style:name="T51" style:family="text">
      <style:text-properties style:font-name="Calibri" fo:font-size="11pt" fo:language="en" fo:country="none" fo:font-weight="bold" officeooo:rsid="004c693e" style:font-size-asian="11pt" style:font-weight-asian="bold"/>
    </style:style>
    <style:style style:name="T52" style:family="text">
      <style:text-properties style:font-name="Calibri" fo:font-size="11pt" fo:language="en" fo:country="none" fo:font-weight="bold" officeooo:rsid="004de704" style:font-size-asian="11pt" style:font-weight-asian="bold"/>
    </style:style>
    <style:style style:name="T53" style:family="text">
      <style:text-properties fo:font-weight="bold" officeooo:rsid="0021c59e" style:font-weight-asian="bold"/>
    </style:style>
    <style:style style:name="T54" style:family="text">
      <style:text-properties officeooo:rsid="00141a83"/>
    </style:style>
    <style:style style:name="T55" style:family="text">
      <style:text-properties officeooo:rsid="001ba1ba"/>
    </style:style>
    <style:style style:name="T56" style:family="text">
      <style:text-properties officeooo:rsid="001c123a"/>
    </style:style>
    <style:style style:name="T57" style:family="text">
      <style:text-properties officeooo:rsid="001e5ad8"/>
    </style:style>
    <style:style style:name="T58" style:family="text">
      <style:text-properties officeooo:rsid="0021c59e"/>
    </style:style>
    <style:style style:name="T59"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60"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61"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62"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63"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64"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65"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66"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67"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68"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69"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70"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71"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72"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73" style:family="text">
      <style:text-properties officeooo:rsid="00293be1"/>
    </style:style>
    <style:style style:name="T74" style:family="text">
      <style:text-properties officeooo:rsid="002a7779"/>
    </style:style>
    <style:style style:name="T75" style:family="text">
      <style:text-properties officeooo:rsid="002a79b4"/>
    </style:style>
    <style:style style:name="T76" style:family="text">
      <style:text-properties officeooo:rsid="002c55c2"/>
    </style:style>
    <style:style style:name="T77" style:family="text">
      <style:text-properties officeooo:rsid="002ca1fc"/>
    </style:style>
    <style:style style:name="T78" style:family="text">
      <style:text-properties officeooo:rsid="002fdaf4"/>
    </style:style>
    <style:style style:name="T79" style:family="text">
      <style:text-properties officeooo:rsid="00304d6e"/>
    </style:style>
    <style:style style:name="T80" style:family="text">
      <style:text-properties officeooo:rsid="003240a0"/>
    </style:style>
    <style:style style:name="T81" style:family="text">
      <style:text-properties officeooo:rsid="00331e06"/>
    </style:style>
    <style:style style:name="T82" style:family="text">
      <style:text-properties officeooo:rsid="0036d737"/>
    </style:style>
    <style:style style:name="T83" style:family="text">
      <style:text-properties officeooo:rsid="00385ec8"/>
    </style:style>
    <style:style style:name="T84" style:family="text">
      <style:text-properties officeooo:rsid="0038e870"/>
    </style:style>
    <style:style style:name="T85" style:family="text">
      <style:text-properties officeooo:rsid="003ad3b2"/>
    </style:style>
    <style:style style:name="T86" style:family="text">
      <style:text-properties officeooo:rsid="003c9c6c"/>
    </style:style>
    <style:style style:name="T87" style:family="text">
      <style:text-properties officeooo:rsid="00412da6"/>
    </style:style>
    <style:style style:name="T88" style:family="text">
      <style:text-properties officeooo:rsid="00430417"/>
    </style:style>
    <style:style style:name="T89" style:family="text">
      <style:text-properties officeooo:rsid="00459b08"/>
    </style:style>
    <style:style style:name="T90" style:family="text">
      <style:text-properties officeooo:rsid="0047a952"/>
    </style:style>
    <style:style style:name="T91" style:family="text">
      <style:text-properties officeooo:rsid="0048b65f"/>
    </style:style>
    <style:style style:name="T92" style:family="text">
      <style:text-properties officeooo:rsid="004a9e0f"/>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ML <text:s/><text:span text:style-name="T55">Environment Generator</text:span></text:p>
      <text:p text:style-name="P1">The overall goal of this exercise is to create two adversarial AI's. One to generate 3d platformer levels, and the other to traverse them.</text:p>
      <text:p text:style-name="P1"/>
      <text:p text:style-name="P3"><text:span text:style-name="T31">PPO_00 </text:span><text:span text:style-name="T1">- first attempt </text:span></text:p>
      <text:p text:style-name="P1">mlagents-learn EnvironmentBehavior.yaml --run-id=<text:span text:style-name="T56">Env_</text:span>PPO_00 </text:p>
      <text:p text:style-name="P3"><text:span text:style-name="T31">Result - </text:span><text:span text:style-name="T1"><text:s/></text:span><text:span text:style-name="T2">Trained much better than expected, but very slowly due to multiple object instatiations.</text:span></text:p>
      <text:p text:style-name="P1"/>
      <text:p text:style-name="P3"><text:span text:style-name="T31">PPO_01 –</text:span><text:span text:style-name="T1"> </text:span><text:span text:style-name="T3">Scaled reward to steps.</text:span></text:p>
      <text:p text:style-name="P6">mlagents-learn EnvironmentBehavior.yaml --run-id=<text:span text:style-name="T56">Env_</text:span>PPO_0<text:span text:style-name="T56">1</text:span></text:p>
      <text:p text:style-name="P3"><text:span text:style-name="T31">Result - </text:span><text:span text:style-name="T1"><text:s/></text:span><text:span text:style-name="T4">Trained well</text:span></text:p>
      <text:p text:style-name="P1"/>
      <text:p text:style-name="P3"><text:span text:style-name="T31">PPO_02 –</text:span><text:span text:style-name="T1"> </text:span><text:span text:style-name="T4">Added pooling system. Other optimizations. Trained from build.</text:span></text:p>
      <text:p text:style-name="P7">mlagents-learn EnvironmentBehavior.yaml --run-id=<text:span text:style-name="T56">Env_</text:span>PPO_0<text:span text:style-name="T57">2 </text:span><text:span text:style-name="T54">--env=../Builds </text:span></text:p>
      <text:p text:style-name="P3"><text:span text:style-name="T31">Result - </text:span><text:span text:style-name="T1"><text:s/></text:span><text:span text:style-name="T5">Was getting incorrect values from gaussian function</text:span></text:p>
      <text:p text:style-name="P3"><text:span text:style-name="T5"/></text:p>
      <text:p text:style-name="P26"><text:span text:style-name="T31">PPO_0</text:span><text:span text:style-name="T32">3</text:span><text:span text:style-name="T31">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3213417360" text:style-name="L1">
        <text:list-item>
          <text:p text:style-name="P27"><text:span text:style-name="T7">Changed learning rate </text:span><text:span text:style-name="T8">schedule</text:span><text:span text:style-name="T7"> to linear from constant.</text:span></text:p>
        </text:list-item>
      </text:list>
      <text:p text:style-name="P25"><text:span text:style-name="T32">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33"><text:span text:style-name="T31">PPO_0</text:span><text:span text:style-name="T33">4</text:span><text:span text:style-name="T31"> –</text:span><text:span text:style-name="T1"> </text:span><text:span text:style-name="T9">Trying a smaller </text:span><text:span text:style-name="T10">batch</text:span><text:span text:style-name="T9"> size since we’re using discrete actions</text:span></text:p>
      <text:list xml:id="list220926967773736" text:continue-numbering="true" text:style-name="L1">
        <text:list-item>
          <text:p text:style-name="P28"><text:span text:style-name="T7">Cha</text:span><text:span text:style-name="T9">nged </text:span><text:span text:style-name="T10">batch</text:span><text:span text:style-name="T9"> size from 2048 to 256</text:span></text:p>
        </text:list-item>
      </text:list>
      <text:p text:style-name="P8"><text:span text:style-name="T53">Result - </text:span><text:span text:style-name="T58"><text:s/></text:span><text:span text:style-name="T73">Results were identical to the last test.</text:span></text:p>
      <text:p text:style-name="P34"><text:soft-page-break/><text:span text:style-name="T31">PPO_0</text:span><text:span text:style-name="T34">5</text:span><text:span text:style-name="T31"> –</text:span><text:span text:style-name="T1"> </text:span><text:span text:style-name="T11">Removed all of the position observations</text:span></text:p>
      <text:p text:style-name="P9"><text:span text:style-name="T53">Result - </text:span><text:span text:style-name="T58"><text:s/></text:span><text:span text:style-name="T73">Results </text:span><text:span text:style-name="T74">were similar to last test, with slighlty faster training. It seems that non-changing positional information isn’t necessary if the one hot encoded tile types are kept in order.</text:span></text:p>
      <text:p text:style-name="P9"/>
      <text:p text:style-name="P35"><text:span text:style-name="T31">PPO_0</text:span><text:span text:style-name="T35">6</text:span><text:span text:style-name="T31">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10"><text:span text:style-name="T53">Result - </text:span><text:span text:style-name="T58"><text:s/></text:span><text:span text:style-name="T73">Result </text:span><text:span text:style-name="T75">was a little worse than the previous run.</text:span></text:p>
      <text:p text:style-name="P10"/>
      <text:p text:style-name="P36"><text:span text:style-name="T31">PPO_0</text:span><text:span text:style-name="T36">7</text:span><text:span text:style-name="T31"> –</text:span><text:span text:style-name="T1"> </text:span><text:span text:style-name="T13">Encoding position data as 3 discrete actions spaces (x,y,z) with 10,1,10 options each, which corresponds with the 10x10 grid.</text:span></text:p>
      <text:p text:style-name="P11"><text:span text:style-name="T53">Result - </text:span><text:span text:style-name="T58"><text:s/></text:span><text:span text:style-name="T76">Trained well and was simpler to implement.</text:span></text:p>
      <text:p text:style-name="P11"/>
      <text:p text:style-name="P37"><text:span text:style-name="T31">PPO_0</text:span><text:span text:style-name="T37">8</text:span><text:span text:style-name="T31"> –</text:span><text:span text:style-name="T1"> </text:span><text:span text:style-name="T14">Randomizing path length from 3 to 20</text:span></text:p>
      <text:list xml:id="list220927346797707" text:continue-numbering="true" text:style-name="L1">
        <text:list-item>
          <text:p text:style-name="P29"><text:span text:style-name="T7">Cha</text:span><text:span text:style-name="T9">nged </text:span><text:span text:style-name="T14">max steps from 10M to 20M</text:span></text:p>
        </text:list-item>
      </text:list>
      <text:p text:style-name="P12"><text:span text:style-name="T53">Result - </text:span><text:span text:style-name="T58"><text:s/></text:span><text:span text:style-name="T73">Resul</text:span><text:span text:style-name="T77">ts were a little worse than previous attemps, but was still slowly improving at 20M samples. Will add slope as an observation.</text:span></text:p>
      <text:p text:style-name="P12"/>
      <text:p text:style-name="P38"><text:span text:style-name="T31">PPO_0</text:span><text:span text:style-name="T37">9</text:span><text:span text:style-name="T31"> –</text:span><text:span text:style-name="T1"> </text:span><text:span text:style-name="T15">Hyperparamter tuning to make the agent a bit more short sighted</text:span></text:p>
      <text:list xml:id="list220927021674185" text:continue-numbering="true" text:style-name="L1">
        <text:list-item>
          <text:p text:style-name="P30"><text:span text:style-name="T7">Cha</text:span><text:span text:style-name="T9">nged </text:span><text:span text:style-name="T15">time horizon from 128 to 32</text:span></text:p>
        </text:list-item>
        <text:list-item>
          <text:p text:style-name="P54"><text:span text:style-name="T1">Changed buffer size from </text:span><text:span text:style-name="T59">81920</text:span><text:span text:style-name="T61"> to 10000</text:span></text:p>
        </text:list-item>
        <text:list-item>
          <text:p text:style-name="P56"><text:span text:style-name="T1">Upped num envs from 4 to 6</text:span></text:p>
        </text:list-item>
      </text:list>
      <text:p text:style-name="P13"><text:span text:style-name="T53">Result - </text:span><text:span text:style-name="T58"><text:s/></text:span><text:span text:style-name="T78">Initially trained a bit faster, but failed to improve over previous attemps</text:span></text:p>
      <text:p text:style-name="P3"><text:span text:style-name="T1"/></text:p>
      <text:p text:style-name="P39"><text:span text:style-name="T31">PPO_</text:span><text:span text:style-name="T38">10</text:span><text:span text:style-name="T31"> –</text:span><text:span text:style-name="T1"> </text:span><text:span text:style-name="T16">Added a target path legth slope to hopefully help guide the agent to the target path length</text:span></text:p>
      <text:p text:style-name="P14"><text:span text:style-name="T53">Result - </text:span><text:span text:style-name="T58"><text:s/></text:span><text:span text:style-name="T79">Trained remarkably well. Not perfect though.</text:span></text:p>
      <text:p text:style-name="P1"/>
      <text:p text:style-name="P40"><text:soft-page-break/><text:span text:style-name="T31">PPO_</text:span><text:span text:style-name="T39">11</text:span><text:span text:style-name="T31"> –</text:span><text:span text:style-name="T1"> </text:span><text:span text:style-name="T15">Hyperparamter tuning. </text:span><text:span text:style-name="T18">Might try increasing beta on next run</text:span></text:p>
      <text:list xml:id="list220927581137747" text:continue-numbering="true" text:style-name="L1">
        <text:list-item>
          <text:p text:style-name="P31"><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70"><text:span text:style-name="T17">C</text:span><text:span text:style-name="T1">hanged batch size from 256 to 512</text:span></text:p>
        </text:list-item>
        <text:list-item>
          <text:p text:style-name="P55"><text:span text:style-name="T1">Changed buffer size from </text:span><text:span text:style-name="T60">10000 to 30000</text:span></text:p>
        </text:list-item>
      </text:list>
      <text:p text:style-name="P15"><text:span text:style-name="T53">Result - </text:span><text:span text:style-name="T58"><text:s/></text:span><text:span text:style-name="T80">Results were similar to previous attempt.</text:span></text:p>
      <text:p text:style-name="P3"><text:span text:style-name="T1"/></text:p>
      <text:p text:style-name="P41"><text:span text:style-name="T31">PPO_</text:span><text:span text:style-name="T39">1</text:span><text:span text:style-name="T40">2</text:span><text:span text:style-name="T31"> –</text:span><text:span text:style-name="T1"> </text:span><text:span text:style-name="T19">Trying a deeper network</text:span></text:p>
      <text:list xml:id="list220927503727072" text:continue-numbering="true" text:style-name="L1">
        <text:list-item>
          <text:p text:style-name="P32"><text:span text:style-name="T7">Cha</text:span><text:span text:style-name="T9">nged </text:span><text:span text:style-name="T62">num layers from 2 to 5</text:span></text:p>
        </text:list-item>
      </text:list>
      <text:p text:style-name="P16"><text:span text:style-name="T53">Result - </text:span><text:span text:style-name="T58"><text:s/></text:span><text:span text:style-name="T82">About the same</text:span></text:p>
      <text:p text:style-name="P16"/>
      <text:p text:style-name="P42"><text:span text:style-name="T31">PPO_</text:span><text:span text:style-name="T41">13</text:span><text:span text:style-name="T31"> –</text:span><text:span text:style-name="T1"> </text:span><text:span text:style-name="T19">Trying a deeper network</text:span></text:p>
      <text:list xml:id="list220927686821947" text:continue-numbering="true" text:style-name="L1">
        <text:list-item>
          <text:p text:style-name="P71"><text:span text:style-name="T62">Changed batch size from </text:span><text:span text:style-name="T63">512 to 256</text:span></text:p>
        </text:list-item>
        <text:list-item>
          <text:p text:style-name="P71"><text:span text:style-name="T63">Changed buffer size from 30000 to 2048</text:span></text:p>
        </text:list-item>
      </text:list>
      <text:p text:style-name="P17"><text:span text:style-name="T53">Result - </text:span><text:span text:style-name="T58"><text:s/></text:span><text:span text:style-name="T83">No real difference.</text:span></text:p>
      <text:p text:style-name="P17"/>
      <text:p text:style-name="P43"><text:span text:style-name="T42">SAC</text:span><text:span text:style-name="T31">_</text:span><text:span text:style-name="T42">01</text:span><text:span text:style-name="T31"> –</text:span><text:span text:style-name="T1"> </text:span><text:span text:style-name="T19">Trying </text:span><text:span text:style-name="T20">a copy of the hallway network</text:span></text:p>
      <text:list xml:id="list220926625301199" text:continue-numbering="true" text:style-name="L1">
        <text:list-item>
          <text:p text:style-name="P72"><text:span text:style-name="T62">Changed </text:span><text:span text:style-name="T64">num env from 6 to 4</text:span></text:p>
        </text:list-item>
      </text:list>
      <text:p text:style-name="P18"><text:span text:style-name="T53">Result - </text:span><text:span text:style-name="T58"><text:s/></text:span><text:span text:style-name="T84">Failed. Going to try restructuring the environment so that the agent has an existential cost and the episode ends as soon as a path is found.</text:span></text:p>
      <text:p text:style-name="P18"/>
      <text:p text:style-name="P44"><text:span text:style-name="T31">PPO_</text:span><text:span text:style-name="T41">1</text:span><text:span text:style-name="T43">4</text:span><text:span text:style-name="T31"> –</text:span><text:span text:style-name="T1"> </text:span><text:span text:style-name="T21">Restructured reward. 1 on finding path, small existential otherwise</text:span></text:p>
      <text:p text:style-name="P19"><text:span text:style-name="T19">mlagents-learn EnvironmentBehavior.yaml --run-id=</text:span><text:span text:style-name="T56">Env_</text:span><text:span text:style-name="T19">PPO_</text:span><text:span text:style-name="T85">1</text:span><text:span text:style-name="T57">2 </text:span><text:span text:style-name="T54">--env=../Builds --</text:span><text:span text:style-name="T85">num-env=6</text:span></text:p>
      <text:list xml:id="list220926939486701" text:continue-numbering="true" text:style-name="L1">
        <text:list-item>
          <text:p text:style-name="P73"><text:span text:style-name="T62">Changed batch size from </text:span><text:span text:style-name="T65">256</text:span><text:span text:style-name="T63"> to </text:span><text:span text:style-name="T65">512</text:span></text:p>
        </text:list-item>
        <text:list-item>
          <text:p text:style-name="P73"><text:span text:style-name="T63">Changed buffer size from </text:span><text:span text:style-name="T65">2048</text:span><text:span text:style-name="T63"> to </text:span><text:span text:style-name="T65">30000</text:span></text:p>
        </text:list-item>
        <text:list-item>
          <text:p text:style-name="P78"><text:span text:style-name="T61">Changed num layers from 5 to 2</text:span></text:p>
        </text:list-item>
      </text:list>
      <text:p text:style-name="P19"><text:span text:style-name="T53">Result - </text:span><text:span text:style-name="T58"><text:s/></text:span><text:span text:style-name="T86">Did not train.</text:span></text:p>
      <text:p text:style-name="P45"><text:soft-page-break/><text:span text:style-name="T31">PPO_</text:span><text:span text:style-name="T41">1</text:span><text:span text:style-name="T44">5</text:span><text:span text:style-name="T31"> –</text:span><text:span text:style-name="T1"> </text:span><text:span text:style-name="T22">Hyperparameter tuning</text:span></text:p>
      <text:p text:style-name="P20"><text:span text:style-name="T81">mlagents-learn EnvironmentBehavior.yaml --run-id=</text:span><text:span text:style-name="T56">Env_</text:span><text:span text:style-name="T81">PPO_</text:span><text:span text:style-name="T85">1</text:span><text:span text:style-name="T86">5</text:span><text:span text:style-name="T57"> </text:span><text:span text:style-name="T54">--env=../Builds --</text:span><text:span text:style-name="T85">num-env=6</text:span></text:p>
      <text:list xml:id="list220928097473799" text:continue-numbering="true" text:style-name="L1">
        <text:list-item>
          <text:p text:style-name="P74"><text:span text:style-name="T62">Changed batch size from </text:span><text:span text:style-name="T66">512</text:span><text:span text:style-name="T63"> to </text:span><text:span text:style-name="T66">2048</text:span></text:p>
        </text:list-item>
        <text:list-item>
          <text:p text:style-name="P74"><text:span text:style-name="T63">Changed buffer size from </text:span><text:span text:style-name="T65">30000 </text:span><text:span text:style-name="T66">to 20480</text:span></text:p>
        </text:list-item>
        <text:list-item>
          <text:p text:style-name="P57">Normalize to true</text:p>
        </text:list-item>
        <text:list-item>
          <text:p text:style-name="P57">hidden units from 256 to 512</text:p>
        </text:list-item>
        <text:list-item>
          <text:p text:style-name="P65">Max steps from 20M to 10M</text:p>
        </text:list-item>
        <text:list-item>
          <text:p text:style-name="P65">Time horizon from 64 to 1000</text:p>
        </text:list-item>
      </text:list>
      <text:p text:style-name="P20"><text:span text:style-name="T53">Result - </text:span><text:span text:style-name="T58"><text:s/></text:span><text:span text:style-name="T86">Did not </text:span><text:span text:style-name="T87">train</text:span></text:p>
      <text:p text:style-name="P20"/>
      <text:p text:style-name="P46"><text:span text:style-name="T31">PPO_</text:span><text:span text:style-name="T41">1</text:span><text:span text:style-name="T45">6</text:span><text:span text:style-name="T31"> –</text:span><text:span text:style-name="T1"> </text:span><text:span text:style-name="T23">Overhaul of observations and actions. Agent can now act on every unlocked node in the grid at each step.</text:span></text:p>
      <text:p text:style-name="P21"><text:span text:style-name="T53">Result - </text:span><text:span text:style-name="T58"><text:s/></text:span><text:span text:style-name="T86">Did n</text:span><text:span text:style-name="T88">ot train</text:span></text:p>
      <text:p text:style-name="P21"/>
      <text:p text:style-name="P47"><text:span text:style-name="T31">PPO_</text:span><text:span text:style-name="T41">1</text:span><text:span text:style-name="T46">7</text:span><text:span text:style-name="T31"> –</text:span><text:span text:style-name="T1"> </text:span><text:span text:style-name="T22">Hyperparameter tuning. </text:span><text:span text:style-name="T24">There may be an issue with normalizing observations that are already <text:s/>in -1 to 1 range.</text:span></text:p>
      <text:p text:style-name="P22"><text:span text:style-name="T81">mlagents-learn EnvironmentBehavior.yaml --run-id=</text:span><text:span text:style-name="T56">Env_</text:span><text:span text:style-name="T81">PPO_</text:span><text:span text:style-name="T85">1</text:span><text:span text:style-name="T86">5</text:span><text:span text:style-name="T57"> </text:span><text:span text:style-name="T54">--env=../Builds --</text:span><text:span text:style-name="T85">num-env=6</text:span></text:p>
      <text:list xml:id="list220926916288686" text:continue-numbering="true" text:style-name="L1">
        <text:list-item>
          <text:p text:style-name="P75"><text:span text:style-name="T62">Changed </text:span><text:span text:style-name="T67">hidden units from 512 to 128</text:span></text:p>
        </text:list-item>
        <text:list-item>
          <text:p text:style-name="P66"><text:span text:style-name="T86">t</text:span>ime horizon from 1000 to 100</text:p>
        </text:list-item>
        <text:list-item>
          <text:p text:style-name="P58">Normalize to <text:span text:style-name="T88">false</text:span></text:p>
        </text:list-item>
      </text:list>
      <text:p text:style-name="P59"><text:span text:style-name="T53">Result - </text:span><text:span text:style-name="T58"><text:s/></text:span><text:span text:style-name="T86">Did n</text:span><text:span text:style-name="T88">ot train. </text:span><text:span text:style-name="T89">Agent may not like having to make 101 decisions each tick.</text:span></text:p>
      <text:p text:style-name="P59"/>
      <text:p text:style-name="P48"><text:span text:style-name="T31">PPO_</text:span><text:span text:style-name="T41">1</text:span><text:span text:style-name="T47">8</text:span><text:span text:style-name="T31"> –</text:span><text:span text:style-name="T1"> </text:span><text:span text:style-name="T25">Reverted to single discrete action space with 100 choices on a 10x10 grid.</text:span></text:p>
      <text:p text:style-name="P23"><text:span text:style-name="T81">mlagents-learn EnvironmentBehavior.yaml --run-id=</text:span><text:span text:style-name="T56">Env_</text:span><text:span text:style-name="T81">PPO_</text:span><text:span text:style-name="T85">1</text:span><text:span text:style-name="T86">5</text:span><text:span text:style-name="T57"> </text:span><text:span text:style-name="T54">--env=../Builds --</text:span><text:span text:style-name="T85">num-env=6</text:span></text:p>
      <text:list xml:id="list220927832351793" text:continue-numbering="true" text:style-name="L1">
        <text:list-item>
          <text:p text:style-name="P76"><text:span text:style-name="T62">Changed </text:span><text:span text:style-name="T68">num envs from 4 to 8</text:span></text:p>
        </text:list-item>
      </text:list>
      <text:p text:style-name="P60"><text:span text:style-name="T53">Result - </text:span><text:span text:style-name="T58"><text:s/></text:span><text:span text:style-name="T86">Did n</text:span><text:span text:style-name="T88">ot t</text:span><text:span text:style-name="T90">rain</text:span></text:p>
      <text:p text:style-name="P60"><text:soft-page-break/></text:p>
      <text:p text:style-name="P49"><text:span text:style-name="T31">PPO_</text:span><text:span text:style-name="T41">1</text:span><text:span text:style-name="T48">9</text:span><text:span text:style-name="T31"> –</text:span><text:span text:style-name="T1"> </text:span><text:span text:style-name="T25">Re</text:span><text:span text:style-name="T26">ward tuning.</text:span></text:p>
      <text:list xml:id="list220928444652818" text:continue-numbering="true" text:style-name="L1">
        <text:list-item>
          <text:p text:style-name="P77"><text:span text:style-name="T62">Changed </text:span><text:span text:style-name="T68">num envs from </text:span><text:span text:style-name="T69">8</text:span><text:span text:style-name="T68"> to </text:span><text:span text:style-name="T69">4</text:span></text:p>
        </text:list-item>
      </text:list>
      <text:p text:style-name="P61"><text:span text:style-name="T53">Result - </text:span><text:span text:style-name="T58"><text:s/></text:span><text:span text:style-name="T86">Did n</text:span><text:span text:style-name="T88">ot t</text:span><text:span text:style-name="T91">rain</text:span></text:p>
      <text:p text:style-name="P61"/>
      <text:p text:style-name="P50"><text:span text:style-name="T31">PPO_</text:span><text:span text:style-name="T49">20</text:span><text:span text:style-name="T31">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220927415699073" text:continue-numbering="true" text:style-name="L1">
        <text:list-item>
          <text:p text:style-name="P79"><text:span text:style-name="T62">C</text:span><text:span text:style-name="T61">hanged time horizon from 100 to 16</text:span></text:p>
        </text:list-item>
        <text:list-item>
          <text:p text:style-name="P79"><text:span text:style-name="T61">changed num layers from 2 to 3</text:span></text:p>
        </text:list-item>
      </text:list>
      <text:p text:style-name="P62"><text:span text:style-name="T53">Result - </text:span><text:span text:style-name="T58"><text:s/></text:span><text:span text:style-name="T86">Did n</text:span><text:span text:style-name="T88">ot t</text:span><text:span text:style-name="T92">rain</text:span></text:p>
      <text:p text:style-name="P62"/>
      <text:p text:style-name="P51"><text:span text:style-name="T31">PPO_</text:span><text:span text:style-name="T49">2</text:span><text:span text:style-name="T50">4</text:span><text:span text:style-name="T31"> –</text:span><text:span text:style-name="T1"> </text:span><text:span text:style-name="T27">Hyperparameter</text:span><text:span text:style-name="T26"> tuning.</text:span><text:span text:style-name="T70"> </text:span><text:span text:style-name="T71">Trained for approx 200M steps.</text:span></text:p>
      <text:p text:style-name="P63"><text:span text:style-name="T53">Result - </text:span><text:span text:style-name="T58"><text:s/></text:span><text:span text:style-name="T92">Was trainning, but very slowly.</text:span></text:p>
      <text:p text:style-name="P63"/>
      <text:p text:style-name="P52"><text:span text:style-name="T31">PPO_</text:span><text:span text:style-name="T49">2</text:span><text:span text:style-name="T51">5</text:span><text:span text:style-name="T31"> –</text:span><text:span text:style-name="T1"> </text:span><text:span text:style-name="T28">Tinkering with LSTM</text:span></text:p>
      <text:list xml:id="list220928662736924" text:continue-numbering="true" text:style-name="L1">
        <text:list-item>
          <text:p text:style-name="P80"><text:span text:style-name="T62">C</text:span><text:span text:style-name="T71">hanged </text:span><text:span text:style-name="T72">batch size to 1024</text:span></text:p>
        </text:list-item>
        <text:list-item>
          <text:p text:style-name="P81"><text:span text:style-name="T61">Changed buffer size to 10240</text:span></text:p>
        </text:list-item>
        <text:list-item>
          <text:p text:style-name="P81"><text:span text:style-name="T61">memory -&gt; sequence length = 128</text:span></text:p>
        </text:list-item>
        <text:list-item>
          <text:p text:style-name="P81"><text:span text:style-name="T61">memory -&gt; memory_size = 128</text:span></text:p>
        </text:list-item>
      </text:list>
      <text:p text:style-name="P64"><text:span text:style-name="T53">Result - </text:span><text:span text:style-name="T58"><text:s/></text:span><text:span text:style-name="T86">Did n</text:span><text:span text:style-name="T88">ot t</text:span><text:span text:style-name="T92">rain</text:span></text:p>
      <text:p text:style-name="P64"/>
      <text:p text:style-name="P53"><text:span text:style-name="T31">PPO_</text:span><text:span text:style-name="T49">2</text:span><text:span text:style-name="T52">6</text:span><text:span text:style-name="T31">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220927150896311" text:continue-numbering="true" text:style-name="L1">
        <text:list-item>
          <text:p text:style-name="P67">Removed LSTM memory</text:p>
        </text:list-item>
        <text:list-item>
          <text:p text:style-name="P69">Added is path node observation</text:p>
        </text:list-item>
        <text:list-item>
          <text:p text:style-name="P68"><text:soft-page-break/>Using 4 environments from 8</text:p>
        </text:list-item>
      </text:list>
      <text:p text:style-name="P64"><text:span text:style-name="T53">Result - </text:span><text:span text:style-name="T58"><text:s/></text:span><text:span text:style-name="T86">D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4T22:09:26.522000000</dc:date>
    <meta:editing-duration>P6DT9H22M37S</meta:editing-duration>
    <meta:editing-cycles>53</meta:editing-cycles>
    <meta:generator>LibreOffice/7.0.4.2$Windows_X86_64 LibreOffice_project/dcf040e67528d9187c66b2379df5ea4407429775</meta:generator>
    <meta:document-statistic meta:table-count="0" meta:image-count="0" meta:object-count="0" meta:page-count="6" meta:paragraph-count="95" meta:word-count="996" meta:character-count="5785" meta:non-whitespace-character-count="4881"/>
  </office:meta>
</office:document-meta>
</file>